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3fb3" officeooo:paragraph-rsid="000e3fb3"/>
    </style:style>
    <style:style style:name="P2" style:family="paragraph" style:parent-style-name="Standard">
      <style:text-properties officeooo:rsid="000e3fb3" officeooo:paragraph-rsid="000e3fb3"/>
    </style:style>
    <style:style style:name="P3" style:family="paragraph" style:parent-style-name="Standard">
      <style:text-properties officeooo:rsid="001133df" officeooo:paragraph-rsid="001133df"/>
    </style:style>
    <style:style style:name="T1" style:family="text">
      <style:text-properties officeooo:rsid="000fcb68"/>
    </style:style>
    <style:style style:name="T2" style:family="text">
      <style:text-properties officeooo:rsid="001332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vantage of using react</text:p>
      <text:p text:style-name="P1"><text:tab/>Virtual DOM --&gt; When we make any changes in code, insetead of refreshing(updating) the whole page like normal DOM, React DOM only updates the content which we changed.</text:p>
      <text:p text:style-name="P1"/>
      <text:p text:style-name="P1">Components</text:p>
      <text:p text:style-name="P1"><text:tab/>It is a building block of react </text:p>
      <text:p text:style-name="P1"><text:tab/>It helps to break down the interface into smaller and manageable units.</text:p>
      <text:p text:style-name="P1"><text:tab/><text:span text:style-name="T1">Everything that we built with react is a component</text:span></text:p>
      <text:p text:style-name="P1"/>
      <text:p text:style-name="P3">Hooks</text:p>
      <text:p text:style-name="P3"><text:tab/>Hooks is a new addition in react 16</text:p>
      <text:p text:style-name="P3"><text:tab/>It is used to use state and other react features without writing class component.</text:p>
      <text:p text:style-name="P3"/>
      <text:p text:style-name="P3"><text:tab/><text:span text:style-name="T2">UseState</text:span></text:p>
      <text:p text:style-name="P3"><text:tab/><text:span text:style-name="T2">useEffec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3:14:38.356920734</meta:creation-date>
    <dc:date>2022-04-11T16:02:21.076596230</dc:date>
    <meta:editing-duration>PT7H37M4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87" meta:character-count="500" meta:non-whitespace-character-count="416"/>
  </office:meta>
</office:document-meta>
</file>